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24.55cm" fo:min-width="39.3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11.85cm" fo:min-width="7.1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5.75cm" fo:min-width="39cm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1.85cm" fo:min-width="6.9cm"/>
    </style:style>
    <style:style style:name="gr5" style:family="graphic" style:parent-style-name="standard">
      <style:graphic-properties svg:stroke-color="#000000" draw:fill-color="#000000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color="#000000" draw:fill-color="#808080" draw:textarea-horizontal-align="justify" draw:textarea-vertical-align="middle" draw:auto-grow-height="false" fo:min-height="9.85cm" fo:min-width="6cm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5.1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5.3cm"/>
      <style:paragraph-properties style:writing-mode="lr-tb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5.8cm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b2b2b2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9.8cm" svg:height="24.8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2.1cm" svg:x="2.2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9.5cm" svg:height="6cm" svg:x="1.8cm" svg:y="16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10.2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18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25.9cm" svg:y="1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4cm" svg:height="12.1cm" svg:x="33.8cm" svg:y="1.9cm">
          <text:p/>
          <draw:enhanced-geometry svg:viewBox="0 0 21600 21600" draw:type="rectangle" draw:enhanced-path="M 0 0 L 21600 0 21600 21600 0 21600 0 0 Z N"/>
        </draw:custom-shape>
        <draw:circle draw:style-name="gr5" draw:text-style-name="P4" draw:layer="layout" svg:width="1.8cm" svg:height="1.8cm" svg:x="28.5cm" svg:y="14.4cm" draw:kind="cut" draw:start-angle="243.56" draw:end-angle="150.47">
          <text:p text:style-name="P3">3</text:p>
        </draw:circle>
        <draw:circle draw:style-name="gr5" draw:text-style-name="P4" draw:layer="layout" svg:width="1.8cm" svg:height="1.8cm" svg:x="36.483cm" svg:y="14.5cm" draw:kind="cut" draw:start-angle="243.56" draw:end-angle="150.47">
          <text:p text:style-name="P5">5</text:p>
        </draw:circle>
        <draw:circle draw:style-name="gr5" draw:text-style-name="P4" draw:layer="layout" svg:width="1.8cm" svg:height="1.8cm" svg:x="20.6cm" svg:y="14.4cm" draw:kind="cut" draw:start-angle="243.56" draw:end-angle="150.47">
          <text:p text:style-name="P3">4</text:p>
        </draw:circle>
        <draw:circle draw:style-name="gr5" draw:text-style-name="P4" draw:layer="layout" svg:width="1.8cm" svg:height="1.8cm" svg:x="13cm" svg:y="14.3cm" draw:kind="cut" draw:start-angle="243.56" draw:end-angle="150.47">
          <text:p text:style-name="P3">1</text:p>
        </draw:circle>
        <draw:ellipse draw:style-name="gr5" draw:text-style-name="P4" draw:layer="layout" svg:width="1.604cm" svg:height="1.9cm" svg:x="5.1cm" svg:y="14.3cm" draw:kind="cut" draw:start-angle="29.52" draw:end-angle="296.44">
          <text:p text:style-name="P3">2</text:p>
        </draw:ellipse>
        <draw:frame draw:style-name="gr6" draw:text-style-name="P6" draw:layer="layout" svg:width="5.1cm" svg:height="0.962cm" svg:x="4cm" svg:y="2.2cm">
          <draw:text-box>
            <text:p>M. Maestro</text:p>
          </draw:text-box>
        </draw:frame>
        <draw:frame draw:style-name="gr6" draw:text-style-name="P6" draw:layer="layout" svg:width="5.1cm" svg:height="0.962cm" svg:x="12cm" svg:y="2.2cm">
          <draw:text-box>
            <text:p><text:s/>M. Inicio</text:p>
          </draw:text-box>
        </draw:frame>
        <draw:frame draw:style-name="gr6" draw:text-style-name="P6" draw:layer="layout" svg:width="5.1cm" svg:height="0.962cm" svg:x="19.3cm" svg:y="2.138cm">
          <draw:text-box>
            <text:p>M. Parametros</text:p>
          </draw:text-box>
        </draw:frame>
        <draw:frame draw:style-name="gr6" draw:text-style-name="P6" draw:layer="layout" svg:width="5.1cm" svg:height="0.962cm" svg:x="28cm" svg:y="2.1cm">
          <draw:text-box>
            <text:p>M. Admin</text:p>
          </draw:text-box>
        </draw:frame>
        <draw:custom-shape draw:style-name="gr7" draw:text-style-name="P1" draw:layer="layout" svg:width="6.5cm" svg:height="10.1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3.9cm">
          <text:p text:style-name="P5"><text:s/>Navba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cm" svg:height="10.1cm" svg:x="10.7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3.9cm">
          <text:p text:style-name="P5"><text:s/>Navba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5.7cm">
          <text:p text:style-name="P5"><text:s/>Side-Menu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7.6cm">
          <text:p text:style-name="P5"><text:s/>Foote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9.5cm">
          <text:p text:style-name="P5"><text:s/>Hom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3.3cm" svg:y="11.3cm">
          <text:p text:style-name="P5"><text:s/>Lista publicaciones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5.7cm">
          <text:p text:style-name="P5"><text:s/>Login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7.6cm">
          <text:p text:style-name="P5"><text:s/>Registra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1.1cm" svg:y="9.5cm">
          <text:p text:style-name="P5"><text:s/>Footer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3.3cm" svg:y1="15.3cm" svg:x2="6.4cm" svg:y2="15.3cm">
          <text:p/>
        </draw:line>
        <draw:line draw:style-name="gr9" draw:text-style-name="P8" draw:layer="layout" svg:x1="6.4cm" svg:y1="15.8cm" svg:x2="20.9cm" svg:y2="15.5cm">
          <text:p/>
        </draw:line>
        <draw:line draw:style-name="gr9" draw:text-style-name="P8" draw:layer="layout" svg:x1="6.5cm" svg:y1="14.8cm" svg:x2="28.8cm" svg:y2="15.3cm">
          <text:p/>
        </draw:line>
        <draw:line draw:style-name="gr9" draw:text-style-name="P8" draw:layer="layout" svg:x1="6.2cm" svg:y1="16.1cm" svg:x2="37cm" svg:y2="15.8cm">
          <text:p/>
        </draw:line>
        <draw:custom-shape draw:style-name="gr7" draw:text-style-name="P1" draw:layer="layout" svg:width="6.5cm" svg:height="10.1cm" svg:x="18.4cm" svg:y="3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8.9cm" svg:y="3.9cm">
          <text:p text:style-name="P5"><text:s/>C,E,L Publicid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5.6cm" svg:height="1.4cm" svg:x="18.9cm" svg:y="5.7cm">
          <text:p text:style-name="P5"><text:s/>C,E,L Publicac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5.6cm" svg:height="1.4cm" svg:x="18.9cm" svg:y="7.6cm">
          <text:p text:style-name="P5"><text:s/>Navba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18.9cm" svg:y="7.6cm">
          <text:p text:style-name="P5">C,E,L Denuncia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cm" svg:height="10.1cm" svg:x="26.4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5cm" svg:height="10.1cm" svg:x="34.3cm" svg:y="3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8cm" svg:height="1.4cm" svg:x="34.7cm" svg:y="3.9cm">
          <text:p text:style-name="P5"><text:s/>Resete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6.3cm" svg:height="1.4cm" svg:x="26.5cm" svg:y="5.683cm">
          <text:p text:style-name="P5"><text:s/>C,E,E,L Administrad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5.1cm" svg:height="0.962cm" svg:x="35.7cm" svg:y="2.1cm">
          <draw:text-box>
            <text:p>M. Usuario</text:p>
          </draw:text-box>
        </draw:frame>
        <draw:custom-shape draw:style-name="gr8" draw:text-style-name="P7" draw:layer="layout" svg:width="5.6cm" svg:height="1.4cm" svg:x="11.1cm" svg:y="11.3cm">
          <text:p text:style-name="P5"><text:s/>Olvidar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6cm" svg:height="1.4cm" svg:x="26.9cm" svg:y="3.9cm">
          <text:p text:style-name="P5"><text:s/>Login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8cm" svg:height="1.4cm" svg:x="34.7cm" svg:y="5.7cm">
          <text:p text:style-name="P5"><text:s/>Edit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5.8cm" svg:height="1.4cm" svg:x="34.7cm" svg:y="7.5cm">
          <text:p text:style-name="P5"><text:s/>E,A,L Contac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5.8cm" svg:height="1.4cm" svg:x="34.7cm" svg:y="9.2cm">
          <text:p text:style-name="P5"><text:s/>E,L Mensaj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5.8cm" svg:height="1.4cm" svg:x="34.7cm" svg:y="11cm">
          <text:p text:style-name="P5"><text:s/>E,E,L Comentario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4:37:22.434549840</meta:creation-date>
    <dc:date>2020-08-05T14:59:09.570336344</dc:date>
    <meta:editing-duration>PT2H5M54S</meta:editing-duration>
    <meta:editing-cycles>4</meta:editing-cycles>
    <meta:generator>LibreOffice/6.4.4.2$Linux_X86_64 LibreOffice_project/40$Build-2</meta:generator>
    <meta:document-statistic meta:object-count="47"/>
  </office:meta>
</office:document-meta>
</file>